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, sans-serif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ff0000" style:font-name="Calibri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Calibri" fo:font-size="11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Calibri" fo:font-size="11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style:font-name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nd to: Team Lead, cc Carl and AL</text:p>
      <text:p text:style-name="P3">Subj: {Date} Daily Report – Name</text:p>
      <text:p text:style-name="P5"> </text:p>
      <text:p text:style-name="P5"> </text:p>
      <text:p text:style-name="P4">Tasks Accomplishments/Progress:</text:p>
      <text:p text:style-name="P1"><text:span text:style-name="T1">·         </text:span> </text:p>
      <text:p text:style-name="P1"><text:span text:style-name="T1">·         </text:span> </text:p>
      <text:p text:style-name="P1"><text:span text:style-name="T1">·         </text:span> </text:p>
      <text:p text:style-name="P5"> </text:p>
      <text:p text:style-name="P4">Challenges:</text:p>
      <text:p text:style-name="P1"><text:span text:style-name="T1">·         </text:span> </text:p>
      <text:p text:style-name="P1"><text:span text:style-name="T1">·         </text:span> </text:p>
      <text:p text:style-name="P1"><text:span text:style-name="T1">·         </text:span> </text:p>
      <text:p text:style-name="P5"> </text:p>
      <text:p text:style-name="P4">Plans for the following day(s):</text:p>
      <text:p text:style-name="P1"><text:span text:style-name="T1">·         </text:span> </text:p>
      <text:p text:style-name="P1"><text:span text:style-name="T1">·         </text:span> </text:p>
      <text:p text:style-name="P1"><text:span text:style-name="T1">·         </text:span> </text:p>
      <text:p text:style-name="P5"> </text:p>
      <text:p text:style-name="P5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Calibri" svg:font-family="Calibri, sans-serif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shadow </meta:initial-creator>
    <meta:creation-date>2013-07-29T16:52:47</meta:creation-date>
    <meta:document-statistic meta:table-count="0" meta:image-count="0" meta:object-count="0" meta:page-count="1" meta:paragraph-count="20" meta:word-count="31" meta:character-count="244" meta:non-whitespace-character-count="131"/>
    <dc:date>2013-07-29T16:53:48</dc:date>
    <dc:creator>stormshadow </dc:creator>
    <meta:editing-duration>PT1M3S</meta:editing-duration>
    <meta:editing-cycles>1</meta:editing-cycles>
    <meta:generator>LibreOffice/3.4$Unix LibreOffice_project/340m1$Build-402</meta:generator>
  </office:meta>
</office:document-meta>
</file>